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3.53mm"/>
    </style:style>
    <style:style style:name="co6" style:family="table-column">
      <style:table-column-properties fo:break-before="auto" style:column-width="3.26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bom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4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style-name="Default" office:value-type="string" calcext:value-type="string">
            <text:p>devices</text:p>
          </table:table-cell>
          <table:table-cell office:value-type="string" calcext:value-type="string">
            <text:p>count multi</text:p>
          </table:table-cell>
          <table:table-cell office:value-type="string" calcext:value-type="string">
            <text:p>handled</text:p>
          </table:table-cell>
          <table:table-cell office:value-type="string" calcext:value-type="string">
            <text:p>Multi price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References</text:p>
          </table:table-cell>
          <table:table-cell office:value-type="string" calcext:value-type="string">
            <text:p>Mouser (old)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(alternative)</text:p>
          </table:table-cell>
          <table:table-cell office:value-type="string" calcext:value-type="string">
            <text:p>Nice to have features / comments</text:p>
          </table:table-cell>
        </table:table-row>
        <table:table-row table:style-name="ro1">
          <table:table-cell office:value-type="string" calcext:value-type="string">
            <text:p>0.1pF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formula="of:=[.B2]*[.C2]" office:value-type="float" office:value="125" calcext:value-type="float">
            <text:p>125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5" "R701" "R702" "R810" "R811 </text:p>
          </table:table-cell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table:formula="of:=[.C2]" office:value-type="float" office:value="25" calcext:value-type="float">
            <text:p>25</text:p>
          </table:table-cell>
          <table:table-cell table:formula="of:=[.B3]*[.C3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704" "R705 </text:p>
          </table:table-cell>
          <table:table-cell office:value-type="string" calcext:value-type="string">
            <text:p>667-ERJ-6GEY0R00V</text:p>
          </table:table-cell>
          <table:table-cell office:value-type="string" calcext:value-type="string">
            <text:p><text:a xlink:href="http://www.mouser.fi/ProductDetail/Panasonic/ERJ-6GEY0R00V/?qs=sGAEpiMZZMtlubZbdhIBIGGkozl1QdRpbM2mlUXXIDw%3D" xlink:type="simple">667-ERJ-6GEY0R00V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R1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25" calcext:value-type="float">
            <text:p>25</text:p>
          </table:table-cell>
          <table:table-cell table:formula="of:=[.B4]*[.C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8 </text:p>
          </table:table-cell>
          <table:table-cell office:value-type="string" calcext:value-type="string">
            <text:p>774-73L3R10J </text:p>
          </table:table-cell>
          <table:table-cell office:value-type="string" calcext:value-type="string">
            <text:p><text:a xlink:href="http://www.mouser.fi/ProductDetail/CTS-Electronic-Components/73L3R10J/?qs=sGAEpiMZZMtlleCFQhR%2FzZxay4kRpDCOaFho7FtALLE%3D" xlink:type="simple">774-73L3R10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R</text:p>
          </table:table-cell>
          <table:table-cell office:value-type="float" office:value="16" calcext:value-type="float">
            <text:p>16</text:p>
          </table:table-cell>
          <table:table-cell table:formula="of:=[.C4]" office:value-type="float" office:value="25" calcext:value-type="float">
            <text:p>25</text:p>
          </table:table-cell>
          <table:table-cell table:formula="of:=[.B5]*[.C5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7" "R205" "R206" "R204" "R203" "R305" "R512" "R513" "R601" "R602" "R603" "R604" "R818" "R819" "R823" "R824 </text:p>
          </table:table-cell>
          <table:table-cell office:value-type="string" calcext:value-type="string">
            <text:p>588-AS08J1000ET</text:p>
          </table:table-cell>
          <table:table-cell office:value-type="string" calcext:value-type="string">
            <text:p><text:a xlink:href="http://www.mouser.fi/ProductDetail/ROHM-Semiconductor/ESR10EZPJ101/?qs=sGAEpiMZZMtlubZbdhIBIGrVcSH3vih4T6FVdOBtpRs%3D" xlink:type="simple">755-ESR10EZPJ101</text:a>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9" calcext:value-type="float">
            <text:p>9</text:p>
          </table:table-cell>
          <table:table-cell table:formula="of:=[.C5]" office:value-type="float" office:value="25" calcext:value-type="float">
            <text:p>25</text:p>
          </table:table-cell>
          <table:table-cell table:formula="of:=[.B6]*[.C6]" office:value-type="float" office:value="225" calcext:value-type="float">
            <text:p>2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4" "R401" "R511" "R808" "R803" "R801" "R805" "R807" "R813 </text:p>
          </table:table-cell>
          <table:table-cell office:value-type="string" calcext:value-type="string">
            <text:p>588-AS08J1003ET</text:p>
          </table:table-cell>
          <table:table-cell office:value-type="string" calcext:value-type="string">
            <text:p><text:a xlink:href="http://www.mouser.fi/ProductDetail/Yageo/RC0805JR-07100KL/?qs=sGAEpiMZZMtlubZbdhIBILYKDyqiSVLql9IYbXdvrms%3D" xlink:type="simple">603-RC0805JR-07100K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table:formula="of:=[.C6]" office:value-type="float" office:value="25" calcext:value-type="float">
            <text:p>25</text:p>
          </table:table-cell>
          <table:table-cell table:formula="of:=[.B7]*[.C7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2" "C201" "C205" "C204" "C309" "C306" "C502" "C505" "C509" "C601" "C608" "C805" "C807" "C801" "C810" "C806" "C809 </text:p>
          </table:table-cell>
          <table:table-cell office:value-type="string" calcext:value-type="string">
            <text:p>710-885012207072</text:p>
          </table:table-cell>
          <table:table-cell table:style-name="ce5" office:value-type="string" calcext:value-type="string">
            <text:p>from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µH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5" calcext:value-type="float">
            <text:p>25</text:p>
          </table:table-cell>
          <table:table-cell table:formula="of:=[.B8]*[.C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402 </text:p>
          </table:table-cell>
          <table:table-cell office:value-type="string" calcext:value-type="string">
            <text:p>ASPI-4030S-101M-T</text:p>
          </table:table-cell>
          <table:table-cell table:style-name="ce6" office:value-type="string" calcext:value-type="string">
            <text:p>out of stock :(</text:p>
          </table:table-cell>
          <table:table-cell table:style-name="ce4" office:value-type="string" calcext:value-type="string">
            <text:p><text:a xlink:href="http://www.mouser.fi/ProductDetail/Bourns/SRN4018-101M/?qs=sGAEpiMZZMsg%252by3WlYCkUw2KTUPRwVFvbr8DUI7APnA%3D" xlink:type="simple">652-SRN4018-101M</text:a></text:p>
          </table:table-cell>
          <table:table-cell/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table:formula="of:=[.C8]" office:value-type="float" office:value="25" calcext:value-type="float">
            <text:p>25</text:p>
          </table:table-cell>
          <table:table-cell table:formula="of:=[.B9]*[.C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4 </text:p>
          </table:table-cell>
          <table:table-cell office:value-type="string" calcext:value-type="string">
            <text:p>588-AS08J10R0ET</text:p>
          </table:table-cell>
          <table:table-cell table:style-name="ce5" office:value-type="string" calcext:value-type="string">
            <text:p>from club (8.2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F</text:p>
          </table:table-cell>
          <table:table-cell office:value-type="float" office:value="7" calcext:value-type="float">
            <text:p>7</text:p>
          </table:table-cell>
          <table:table-cell table:formula="of:=[.C9]" office:value-type="float" office:value="25" calcext:value-type="float">
            <text:p>25</text:p>
          </table:table-cell>
          <table:table-cell table:formula="of:=[.B10]*[.C10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0" "C504" "C506" "C507" "C511" "C508" "C510 </text:p>
          </table:table-cell>
          <table:table-cell office:value-type="string" calcext:value-type="string">
            <text:p>710-885012207011</text:p>
          </table:table-cell>
          <table:table-cell table:style-name="ce5" office:value-type="string" calcext:value-type="string">
            <text:p>from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µF</text:p>
          </table:table-cell>
          <table:table-cell office:value-type="float" office:value="17" calcext:value-type="float">
            <text:p>17</text:p>
          </table:table-cell>
          <table:table-cell table:formula="of:=[.C10]" office:value-type="float" office:value="25" calcext:value-type="float">
            <text:p>25</text:p>
          </table:table-cell>
          <table:table-cell table:formula="of:=[.B11]*[.C11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2" "C404" "C401" "C405" "C701" "C702" "C703" "C704" "C705" "C803" "C812" "C813" "C814" "C815" "C818" "C808" "C811 </text:p>
          </table:table-cell>
          <table:table-cell office:value-type="string" calcext:value-type="string">
            <text:p>81-GRM21BR61A106KE19</text:p>
          </table:table-cell>
          <table:table-cell office:value-type="string" calcext:value-type="string">
            <text:p><text:a xlink:href="http://www.mouser.fi/ProductDetail/Murata-Electronics/GRM21BR61A106KE19L/?qs=sGAEpiMZZMsh%252b1woXyUXj7Ax4K3SW3FrOjiBEQ7%2FLg4%3D" xlink:type="simple">81-GRM21BR61A106KE1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5" calcext:value-type="float">
            <text:p>35</text:p>
          </table:table-cell>
          <table:table-cell table:formula="of:=[.C11]" office:value-type="float" office:value="25" calcext:value-type="float">
            <text:p>25</text:p>
          </table:table-cell>
          <table:table-cell table:formula="of:=[.B12]*[.C12]" office:value-type="float" office:value="875" calcext:value-type="float">
            <text:p>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1" "R202" "R307" "R306" "R308" "R309" "R506" "R502" "R509" "R507" "R510" "R501" "R605" "R606" "R703" "R812" "R816" "R815" "R814" "R802" "R804" "R806" "R809" "R820" "R821" "R830" "R831" "R832" "R833" "R834" "R835" "R825" "R826" "R827" "R828 </text:p>
          </table:table-cell>
          <table:table-cell office:value-type="string" calcext:value-type="string">
            <text:p>588-AS08J1001ET</text:p>
          </table:table-cell>
          <table:table-cell office:value-type="string" calcext:value-type="string">
            <text:p><text:a xlink:href="http://www.mouser.fi/ProductDetail/Yageo/RC0805FR-071KL/?qs=sGAEpiMZZMu61qfTUdNhG0IfGdGRhTL5jwjd7Z4phgo%3D" xlink:type="simple">603-RC0805FR-071K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F</text:p>
          </table:table-cell>
          <table:table-cell office:value-type="float" office:value="16" calcext:value-type="float">
            <text:p>16</text:p>
          </table:table-cell>
          <table:table-cell table:formula="of:=[.C12]" office:value-type="float" office:value="25" calcext:value-type="float">
            <text:p>25</text:p>
          </table:table-cell>
          <table:table-cell table:formula="of:=[.B13]*[.C13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3" "C301" "C302" "C304" "C305" "C307" "C308" "C513" "C514" "C515" "C606" "C607" "C817" "C820" "C802" "C804 </text:p>
          </table:table-cell>
          <table:table-cell office:value-type="string" calcext:value-type="string">
            <text:p>581-08053F102K4T2A</text:p>
          </table:table-cell>
          <table:table-cell office:value-type="string" calcext:value-type="string">
            <text:p><text:a xlink:href="http://www.mouser.fi/ProductDetail/AVX/08055A102JAT2A/?qs=sGAEpiMZZMs0AnBnWHyRQAO9wz3NDm%2FCxbKoPfRgx2k%3D" xlink:type="simple">581-08055A102J</text:a></text:p>
          </table:table-cell>
          <table:table-cell/>
          <table:table-cell office:value-type="string" calcext:value-type="string">
            <text:p>NP0</text:p>
          </table:table-cell>
        </table:table-row>
        <table:table-row table:style-name="ro1">
          <table:table-cell office:value-type="string" calcext:value-type="string">
            <text:p>1µ6</text:p>
          </table:table-cell>
          <table:table-cell office:value-type="float" office:value="1" calcext:value-type="float">
            <text:p>1</text:p>
          </table:table-cell>
          <table:table-cell table:formula="of:=[.C13]"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3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µH</text:p>
          </table:table-cell>
          <table:table-cell office:value-type="float" office:value="2" calcext:value-type="float">
            <text:p>2</text:p>
          </table:table-cell>
          <table:table-cell table:formula="of:=[.C14]" office:value-type="float" office:value="25" calcext:value-type="float">
            <text:p>25</text:p>
          </table:table-cell>
          <table:table-cell table:formula="of:=[.B15]*[.C1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1" "L502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µF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25" calcext:value-type="float">
            <text:p>25</text:p>
          </table:table-cell>
          <table:table-cell table:formula="of:=[.B16]*[.C1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501" "C819" "C816 </text:p>
          </table:table-cell>
          <table:table-cell office:value-type="string" calcext:value-type="string">
            <text:p>647-UUR1A221MCL6GS</text:p>
          </table:table-cell>
          <table:table-cell office:value-type="string" calcext:value-type="string">
            <text:p><text:a xlink:href="http://www.mouser.fi/ProductDetail/Nichicon/UUR1A221MCL6GS/?qs=sGAEpiMZZMtZ1n0r9vR22ZeEmyXxpYomLM%252bcKexter4%3D" xlink:type="simple">647-UUR1A221MCL6G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k9</text:p>
          </table:table-cell>
          <table:table-cell office:value-type="float" office:value="1" calcext:value-type="float">
            <text:p>1</text:p>
          </table:table-cell>
          <table:table-cell table:formula="of:=[.C16]" office:value-type="float" office:value="25" calcext:value-type="float">
            <text:p>25</text:p>
          </table:table-cell>
          <table:table-cell table:formula="of:=[.B17]*[.C1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3 </text:p>
          </table:table-cell>
          <table:table-cell office:value-type="string" calcext:value-type="string">
            <text:p>71-CRCW0805-24.9K-E3</text:p>
          </table:table-cell>
          <table:table-cell office:value-type="string" calcext:value-type="string">
            <text:p><text:a xlink:href="http://www.mouser.fi/ProductDetail/Yageo/RC0805FR-0724K9L/?qs=sGAEpiMZZMtlubZbdhIBIJv49G1poxg99uEn6bmXK1I%3D" xlink:type="simple">603-RC0805FR-0724K9L</text:a></text:p>
          </table:table-cell>
          <table:table-cell/>
          <table:table-cell table:style-name="ce12"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330pF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25" calcext:value-type="float">
            <text:p>25</text:p>
          </table:table-cell>
          <table:table-cell table:formula="of:=[.B18]*[.C18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1" "C503" "C512 </text:p>
          </table:table-cell>
          <table:table-cell office:value-type="string" calcext:value-type="string">
            <text:p>80-C0805C331K5R</text:p>
          </table:table-cell>
          <table:table-cell table:style-name="ce5" office:value-type="string" calcext:value-type="string">
            <text:p>from club</text:p>
          </table:table-cell>
          <table:table-cell/>
          <table:table-cell office:value-type="string" calcext:value-type="string">
            <text:p>NP0</text:p>
          </table:table-cell>
        </table:table-row>
        <table:table-row table:style-name="ro1">
          <table:table-cell office:value-type="string" calcext:value-type="string">
            <text:p>470µH</text:p>
          </table:table-cell>
          <table:table-cell office:value-type="float" office:value="5" calcext:value-type="float">
            <text:p>5</text:p>
          </table:table-cell>
          <table:table-cell table:formula="of:=[.C18]" office:value-type="float" office:value="25" calcext:value-type="float">
            <text:p>25</text:p>
          </table:table-cell>
          <table:table-cell table:formula="of:=[.B19]*[.C19]" office:value-type="float" office:value="125" calcext:value-type="float">
            <text:p>1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4" "L601" "L603" "L602" "L604 </text:p>
          </table:table-cell>
          <table:table-cell office:value-type="string" calcext:value-type="string">
            <text:p>LB2518T471K</text:p>
          </table:table-cell>
          <table:table-cell office:value-type="string" calcext:value-type="string">
            <text:p><text:a xlink:href="http://www.mouser.fi/ProductDetail/Taiyo-Yuden/LB2518T471K/?qs=sGAEpiMZZMsg%252by3WlYCkU5iuzh4MJmq05%252b0m61nqRZY%3D" xlink:type="simple">963-LB2518T471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7R</text:p>
          </table:table-cell>
          <table:table-cell office:value-type="float" office:value="2" calcext:value-type="float">
            <text:p>2</text:p>
          </table:table-cell>
          <table:table-cell table:formula="of:=[.C19]" office:value-type="float" office:value="25" calcext:value-type="float">
            <text:p>25</text:p>
          </table:table-cell>
          <table:table-cell table:formula="of:=[.B20]*[.C2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2" "R303 </text:p>
          </table:table-cell>
          <table:table-cell office:value-type="string" calcext:value-type="string">
            <text:p>755-ESR10EZPJ470</text:p>
          </table:table-cell>
          <table:table-cell table:style-name="ce8" office:value-type="string" calcext:value-type="string">
            <text:p>( <text:a xlink:href="http://www.mouser.fi/ProductDetail/Yageo/RC0805FR-0747RL/?qs=sGAEpiMZZMtlubZbdhIBIEM5%252bYIsBt7JlNmvUSdFH%2FQ%3D" xlink:type="simple">603-RC0805FR-0747RL</text:a> )</text:p>
          </table:table-cell>
          <table:table-cell table:style-name="ce4" office:value-type="string" calcext:value-type="string">
            <text:p><text:a xlink:href="http://www.mouser.fi/ProductDetail/Yageo/RC0805FR-0751RL/?qs=sGAEpiMZZMtlubZbdhIBIKnsynxCetJ5q2IVS85if1M%3D" xlink:type="simple">RC0805FR-0751RL</text:a> (51ohm, better)</text:p>
          </table:table-cell>
          <table:table-cell office:value-type="string" calcext:value-type="string">
            <text:p>changed to 51 ohm</text:p>
          </table:table-cell>
        </table:table-row>
        <table:table-row table:style-name="ro1">
          <table:table-cell office:value-type="string" calcext:value-type="string">
            <text:p>4k99</text:p>
          </table:table-cell>
          <table:table-cell office:value-type="float" office:value="1" calcext:value-type="float">
            <text:p>1</text:p>
          </table:table-cell>
          <table:table-cell table:formula="of:=[.C20]" office:value-type="float" office:value="25" calcext:value-type="float">
            <text:p>25</text:p>
          </table:table-cell>
          <table:table-cell table:formula="of:=[.B21]*[.C2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2 </text:p>
          </table:table-cell>
          <table:table-cell office:value-type="string" calcext:value-type="string">
            <text:p>667-ERJ-6ENF4991V</text:p>
          </table:table-cell>
          <table:table-cell office:value-type="string" calcext:value-type="string">
            <text:p><text:a xlink:href="http://www.mouser.fi/ProductDetail/Yageo/RC0805FR-074K99L/?qs=sGAEpiMZZMtlubZbdhIBIDa%2FhYjOd3Y%252bcn1kGJvq3Iw%3D" xlink:type="simple">603-RC0805FR-074K99L</text:a></text:p>
          </table:table-cell>
          <table:table-cell/>
          <table:table-cell table:style-name="ce12"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660nH</text:p>
          </table:table-cell>
          <table:table-cell office:value-type="float" office:value="1" calcext:value-type="float">
            <text:p>1</text:p>
          </table:table-cell>
          <table:table-cell table:formula="of:=[.C21]" office:value-type="float" office:value="25" calcext:value-type="float">
            <text:p>25</text:p>
          </table:table-cell>
          <table:table-cell table:formula="of:=[.B22]*[.C2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1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nF</text:p>
          </table:table-cell>
          <table:table-cell office:value-type="float" office:value="4" calcext:value-type="float">
            <text:p>4</text:p>
          </table:table-cell>
          <table:table-cell table:formula="of:=[.C22]" office:value-type="float" office:value="25" calcext:value-type="float">
            <text:p>25</text:p>
          </table:table-cell>
          <table:table-cell table:formula="of:=[.B23]*[.C23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602" "C603" "C605" "C604 </text:p>
          </table:table-cell>
          <table:table-cell office:value-type="string" calcext:value-type="string">
            <text:p>710-885012207097</text:p>
          </table:table-cell>
          <table:table-cell table:style-name="Default"/>
          <table:table-cell table:style-name="ce11" office:value-type="string" calcext:value-type="string">
            <text:p><text:a xlink:href="http://www.mouser.fi/ProductDetail/TDK/CGA4J1C0G2A333J125AC/?qs=sGAEpiMZZMs0AnBnWHyRQC%2FZPTsdJ5JsKeTqr82WsZ2DVw8%2F75N9vw%3D%3D" xlink:type="simple">810-CGA4J1C0G2A333J2</text:a></text:p>
          </table:table-cell>
          <table:table-cell office:value-type="string" calcext:value-type="string">
            <text:p>NP0 → changed to 33 nF</text:p>
          </table:table-cell>
        </table:table-row>
        <table:table-row table:style-name="ro1"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table:formula="of:=[.C23]" office:value-type="float" office:value="25" calcext:value-type="float">
            <text:p>25</text:p>
          </table:table-cell>
          <table:table-cell table:formula="of:=[.B24]*[.C2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3 </text:p>
          </table:table-cell>
          <table:table-cell office:value-type="string" calcext:value-type="string">
            <text:p>08051C682KAT2A</text:p>
          </table:table-cell>
          <table:table-cell office:value-type="string" calcext:value-type="string">
            <text:p><text:a xlink:href="http://www.mouser.fi/ProductDetail/TDK/C2012C0G1H682J060AA/?qs=sGAEpiMZZMs0AnBnWHyRQFzBYxg9rzNcQoQqKge%252bkfc%3D" xlink:type="simple">810-C2012C0G1H682J-1</text:a></text:p>
          </table:table-cell>
          <table:table-cell/>
          <table:table-cell office:value-type="string" calcext:value-type="string">
            <text:p>(NP0?)</text:p>
          </table:table-cell>
        </table:table-row>
        <table:table-row table:style-name="ro1">
          <table:table-cell office:value-type="string" calcext:value-type="string">
            <text:p>74LVC1G3157</text:p>
          </table:table-cell>
          <table:table-cell office:value-type="float" office:value="4" calcext:value-type="float">
            <text:p>4</text:p>
          </table:table-cell>
          <table:table-cell table:formula="of:=[.C24]" office:value-type="float" office:value="25" calcext:value-type="float">
            <text:p>25</text:p>
          </table:table-cell>
          <table:table-cell table:formula="of:=[.B25]*[.C25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501" "U502" "U601" "U602 </text:p>
          </table:table-cell>
          <table:table-cell office:value-type="string" calcext:value-type="string">
            <text:p>SN74LVC1G3157DBVR</text:p>
          </table:table-cell>
          <table:table-cell office:value-type="string" calcext:value-type="string">
            <text:p><text:a xlink:href="http://www.mouser.fi/ProductDetail/Diodes-Incorporated/74LVC1G3157DW-7/?qs=sGAEpiMZZMv%252bkWzvOmGqmkow2InBNYMJhCFBx3Qy5lE%3D" xlink:type="simple">621-74LVC1G3157DW-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k87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25" calcext:value-type="float">
            <text:p>25</text:p>
          </table:table-cell>
          <table:table-cell table:formula="of:=[.B26]*[.C2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1" "R404" "R822 </text:p>
          </table:table-cell>
          <table:table-cell office:value-type="string" calcext:value-type="string">
            <text:p>603-RC0805FR-077K87L</text:p>
          </table:table-cell>
          <table:table-cell office:value-type="string" calcext:value-type="string">
            <text:p><text:a xlink:href="http://www.mouser.fi/ProductDetail/Yageo/RC0805FR-077K87L/?qs=sGAEpiMZZMtlubZbdhIBIDa%2FhYjOd3Y%252bLdXddowXn%252bg%3D" xlink:type="simple">603-RC0805FR-077K87L</text:a></text:p>
          </table:table-cell>
          <table:table-cell/>
          <table:table-cell table:style-name="ce12"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800nH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25" calcext:value-type="float">
            <text:p>25</text:p>
          </table:table-cell>
          <table:table-cell table:formula="of:=[.B27]*[.C2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3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float" office:value="824520141" calcext:value-type="float">
            <text:p>824520141</text:p>
          </table:table-cell>
          <table:table-cell office:value-type="float" office:value="1" calcext:value-type="float">
            <text:p>1</text:p>
          </table:table-cell>
          <table:table-cell table:formula="of:=[.C27]" office:value-type="float" office:value="25" calcext:value-type="float">
            <text:p>25</text:p>
          </table:table-cell>
          <table:table-cell table:formula="of:=[.B28]*[.C2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1 </text:p>
          </table:table-cell>
          <table:table-cell office:value-type="float" office:value="824520141" calcext:value-type="float">
            <text:p>824520141</text:p>
          </table:table-cell>
          <table:table-cell office:value-type="string" calcext:value-type="string">
            <text:p><text:a xlink:href="http://www.mouser.fi/ProductDetail/Wurth-Electronics/824520141/?qs=sGAEpiMZZMuNo3spt1BaV4uTWhfHjeFVpwUD1e0I4xo%252bp%2FXeLajvXQ%3D%3D" xlink:type="simple">710-82452014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891</text:p>
          </table:table-cell>
          <table:table-cell office:value-type="float" office:value="3" calcext:value-type="float">
            <text:p>3</text:p>
          </table:table-cell>
          <table:table-cell table:formula="of:=[.C28]" office:value-type="float" office:value="25" calcext:value-type="float">
            <text:p>25</text:p>
          </table:table-cell>
          <table:table-cell table:formula="of:=[.B29]*[.C29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4" "D305" "D306 </text:p>
          </table:table-cell>
          <table:table-cell/>
          <table:table-cell office:value-type="string" calcext:value-type="string">
            <text:p><text:a xlink:href="http://www.mouser.fi/ProductDetail/NXP-Semiconductors/BA891115/?qs=sGAEpiMZZMtbRapU8LlZD84rEzm%252bElLdWVIBqcIRMoo%3D" xlink:type="simple">771-BA891-T/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table:formula="of:=[.C29]" office:value-type="float" office:value="25" calcext:value-type="float">
            <text:p>25</text:p>
          </table:table-cell>
          <table:table-cell table:formula="of:=[.B30]*[.C3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401 </text:p>
          </table:table-cell>
          <table:table-cell office:value-type="string" calcext:value-type="string">
            <text:p>PJ-002A</text:p>
          </table:table-cell>
          <table:table-cell office:value-type="string" calcext:value-type="string">
            <text:p><text:a xlink:href="http://www.mouser.fi/ProductDetail/CUI/PJ-002A/?qs=sGAEpiMZZMtnOp%252bbbqA009lE0K0K%252bPZG2QVJBnTYzD7iI5phK0TG6w%3D%3D" xlink:type="simple">490-PJ-002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54SL</text:p>
          </table:table-cell>
          <table:table-cell office:value-type="float" office:value="18" calcext:value-type="float">
            <text:p>18</text:p>
          </table:table-cell>
          <table:table-cell table:formula="of:=[.C30]" office:value-type="float" office:value="25" calcext:value-type="float">
            <text:p>25</text:p>
          </table:table-cell>
          <table:table-cell table:formula="of:=[.B31]*[.C31]" office:value-type="float" office:value="450" calcext:value-type="float">
            <text:p>4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1" "D302" "D303" "D801" "D803" "D804" "D805" "D806" "D807" "D809" "D812" "D810" "D823" "D819" "D820" "D822" "D821" "D818 </text:p>
          </table:table-cell>
          <table:table-cell office:value-type="string" calcext:value-type="string">
            <text:p>BAT54SLT1G</text:p>
          </table:table-cell>
          <table:table-cell office:value-type="string" calcext:value-type="string">
            <text:p><text:a xlink:href="http://www.mouser.fi/ProductDetail/ON-Semiconductor/BAT54SLT1G/?qs=sGAEpiMZZMtQ8nqTKtFS%2FCKUxMvjsmGzmkUbaMfK3Po%3D" xlink:type="simple">863-BAT54SLT1G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CP56</text:p>
          </table:table-cell>
          <table:table-cell office:value-type="float" office:value="1" calcext:value-type="float">
            <text:p>1</text:p>
          </table:table-cell>
          <table:table-cell table:formula="of:=[.C31]" office:value-type="float" office:value="25" calcext:value-type="float">
            <text:p>25</text:p>
          </table:table-cell>
          <table:table-cell table:formula="of:=[.B32]*[.C3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1 </text:p>
          </table:table-cell>
          <table:table-cell office:value-type="string" calcext:value-type="string">
            <text:p>BCP56</text:p>
          </table:table-cell>
          <table:table-cell table:style-name="Default"/>
          <table:table-cell table:style-name="ce4" office:value-type="string" calcext:value-type="string">
            <text:p><text:a xlink:href="http://www.mouser.fi/ProductDetail/NXP-Semiconductors/PZT2222A115/?qs=sGAEpiMZZMshyDBzk1%2FWi7dklbCN21lX3voHbVYWTgA%3D" xlink:type="simple">771-PZT2222A115</text:a> (faster)</text:p>
          </table:table-cell>
          <table:table-cell/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1" calcext:value-type="float">
            <text:p>1</text:p>
          </table:table-cell>
          <table:table-cell table:formula="of:=[.C32]" office:value-type="float" office:value="25" calcext:value-type="float">
            <text:p>25</text:p>
          </table:table-cell>
          <table:table-cell table:formula="of:=[.B33]*[.C3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301 </text:p>
          </table:table-cell>
          <table:table-cell office:value-type="float" office:value="112416" calcext:value-type="float">
            <text:p>112416</text:p>
          </table:table-cell>
          <table:table-cell office:value-type="string" calcext:value-type="string">
            <text:p><text:a xlink:href="http://www.mouser.fi/ProductDetail/Amphenol-RF/112416/?qs=sGAEpiMZZMuLQf%252bEuFsOrjqedbXhavPY2w5AATFn%2FWc%3D" xlink:type="simple">523-112416</text:a></text:p>
          </table:table-cell>
          <table:table-cell office:value-type="string" calcext:value-type="string">
            <text:p>TME 1-1337494-0</text:p>
          </table:table-cell>
          <table:table-cell/>
        </table:table-row>
        <table:table-row table:style-name="ro1">
          <table:table-cell office:value-type="string" calcext:value-type="string">
            <text:p>BOOT0JMPR</text:p>
          </table:table-cell>
          <table:table-cell office:value-type="float" office:value="1" calcext:value-type="float">
            <text:p>1</text:p>
          </table:table-cell>
          <table:table-cell table:formula="of:=[.C33]" office:value-type="float" office:value="25" calcext:value-type="float">
            <text:p>25</text:p>
          </table:table-cell>
          <table:table-cell table:formula="of:=[.B34]*[.C3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9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 table:formula="of:=[.C34]" office:value-type="float" office:value="25" calcext:value-type="float">
            <text:p>25</text:p>
          </table:table-cell>
          <table:table-cell table:formula="of:=[.B35]*[.C3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801 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<text:a xlink:href="http://www.mouser.fi/ProductDetail/Infineon-Technologies/BSS84PH6327XTSA2/?qs=sGAEpiMZZMshyDBzk1%2FWi4lI00SCTc04rZ0%252b907vMfo%3D" xlink:type="simple">726-BSS84PH6327XTSA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1X04</text:p>
          </table:table-cell>
          <table:table-cell office:value-type="float" office:value="1" calcext:value-type="float">
            <text:p>1</text:p>
          </table:table-cell>
          <table:table-cell table:formula="of:=[.C35]" office:value-type="float" office:value="25" calcext:value-type="float">
            <text:p>25</text:p>
          </table:table-cell>
          <table:table-cell table:formula="of:=[.B36]*[.C3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7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table:formula="of:=[.C36]" office:value-type="float" office:value="25" calcext:value-type="float">
            <text:p>25</text:p>
          </table:table-cell>
          <table:table-cell table:formula="of:=[.B37]*[.C3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6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2X04</text:p>
          </table:table-cell>
          <table:table-cell office:value-type="float" office:value="1" calcext:value-type="float">
            <text:p>1</text:p>
          </table:table-cell>
          <table:table-cell table:formula="of:=[.C37]" office:value-type="float" office:value="25" calcext:value-type="float">
            <text:p>25</text:p>
          </table:table-cell>
          <table:table-cell table:formula="of:=[.B38]*[.C3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8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7" calcext:value-type="float">
            <text:p>7</text:p>
          </table:table-cell>
          <table:table-cell table:formula="of:=[.C38]" office:value-type="float" office:value="25" calcext:value-type="float">
            <text:p>25</text:p>
          </table:table-cell>
          <table:table-cell table:formula="of:=[.B39]*[.C39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B401" "FB402" "FB501" "FB502" "FB802" "FB803" "FB801 </text:p>
          </table:table-cell>
          <table:table-cell office:value-type="string" calcext:value-type="string">
            <text:p>2508056007Y3</text:p>
          </table:table-cell>
          <table:table-cell office:value-type="string" calcext:value-type="string">
            <text:p><text:a xlink:href="http://www.mouser.fi/ProductDetail/Fair-Rite/2508056007Y3/?qs=sGAEpiMZZMtdyQheitOmRdlbrKoV7Kcr1qkGgD009vc%3D" xlink:type="simple">623-2508056007Y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FREE</text:p>
          </table:table-cell>
          <table:table-cell office:value-type="float" office:value="1" calcext:value-type="float">
            <text:p>1</text:p>
          </table:table-cell>
          <table:table-cell table:formula="of:=[.C39]" office:value-type="float" office:value="25" calcext:value-type="float">
            <text:p>25</text:p>
          </table:table-cell>
          <table:table-cell table:formula="of:=[.B40]*[.C4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1 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<text:a xlink:href="http://www.mouser.fi/ProductDetail/CUI/SJ-43515TS/?qs=sGAEpiMZZMv0W4pxf2HiVz9SCMkER55fjoOcsJBocr%2FAUgQ0cKUJEA%3D%3D" xlink:type="simple">490-SJ-43515T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PHONES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formula="of:=[.B41]*[.C41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3 </text:p>
          </table:table-cell>
          <table:table-cell/>
          <table:table-cell table:style-name="ce10" office:value-type="string" calcext:value-type="string">
            <text:p>not in current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L510</text:p>
          </table:table-cell>
          <table:table-cell office:value-type="float" office:value="1" calcext:value-type="float">
            <text:p>1</text:p>
          </table:table-cell>
          <table:table-cell table:formula="of:=[.C41]" office:value-type="float" office:value="25" calcext:value-type="float">
            <text:p>25</text:p>
          </table:table-cell>
          <table:table-cell table:formula="of:=[.B42]*[.C4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2 </text:p>
          </table:table-cell>
          <table:table-cell office:value-type="string" calcext:value-type="string">
            <text:p>IRL510</text:p>
          </table:table-cell>
          <table:table-cell office:value-type="string" calcext:value-type="string">
            <text:p><text:a xlink:href="http://www.mouser.fi/ProductDetail/Vishay-Semiconductors/IRL510PBF/?qs=sGAEpiMZZMshyDBzk1%2FWi1F3z9PgzPBnDetAusVMMI8%3D" xlink:type="simple">844-IRL510PBF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P6L02</text:p>
          </table:table-cell>
          <table:table-cell office:value-type="float" office:value="1" calcext:value-type="float">
            <text:p>1</text:p>
          </table:table-cell>
          <table:table-cell table:formula="of:=[.C42]" office:value-type="float" office:value="25" calcext:value-type="float">
            <text:p>25</text:p>
          </table:table-cell>
          <table:table-cell table:formula="of:=[.B43]*[.C4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2 </text:p>
          </table:table-cell>
          <table:table-cell office:value-type="string" calcext:value-type="string">
            <text:p>MCP6L02T-E/SN</text:p>
          </table:table-cell>
          <table:table-cell office:value-type="string" calcext:value-type="string">
            <text:p><text:a xlink:href="http://www.mouser.fi/ProductDetail/Microchip-Technology/MCP6L02T-E-SN/?qs=sGAEpiMZZMtCHixnSjNA6F0WannwR5xRv9a4mdELTcw%3D" xlink:type="simple">579-MCP6L02T-E/SN</text:a></text:p>
          </table:table-cell>
          <table:table-cell table:style-name="ce8" office:value-type="string" calcext:value-type="string">
            <text:p>( <text:a xlink:href="http://www.mouser.fi/ProductDetail/Microchip-Technology/MCP6002T-I-SN/?qs=sGAEpiMZZMtCHixnSjNA6N5WMYiF%252b1miq5rwwJnsnAQ%3D" xlink:type="simple">579-MCP6002T-I/SN</text:a> )</text:p>
          </table:table-cell>
          <table:table-cell/>
        </table:table-row>
        <table:table-row table:style-name="ro1">
          <table:table-cell office:value-type="string" calcext:value-type="string">
            <text:p>MIC5365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5" calcext:value-type="float">
            <text:p>25</text:p>
          </table:table-cell>
          <table:table-cell table:formula="of:=[.B44]*[.C44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1 </text:p>
          </table:table-cell>
          <table:table-cell/>
          <table:table-cell table:style-name="ce10" office:value-type="string" calcext:value-type="string">
            <text:p>not needed anym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3V3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5" calcext:value-type="float">
            <text:p>25</text:p>
          </table:table-cell>
          <table:table-cell table:formula="of:=[.B45]*[.C4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2" "D814 </text:p>
          </table:table-cell>
          <table:table-cell office:value-type="string" calcext:value-type="string">
            <text:p>MSP3V3-M3/89A</text:p>
          </table:table-cell>
          <table:table-cell office:value-type="string" calcext:value-type="string">
            <text:p><text:a xlink:href="http://www.mouser.fi/ProductDetail/Vishay-Semiconductors/MSP3V3-M3-89A/?qs=sGAEpiMZZMuNo3spt1BaV3%252bG%252buvRB2f1auRxFi2OYS8%3D" xlink:type="simple">625-MSP3V3-M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P3170-D</text:p>
          </table:table-cell>
          <table:table-cell office:value-type="float" office:value="1" calcext:value-type="float">
            <text:p>1</text:p>
          </table:table-cell>
          <table:table-cell table:formula="of:=[.C45]" office:value-type="float" office:value="25" calcext:value-type="float">
            <text:p>25</text:p>
          </table:table-cell>
          <table:table-cell table:formula="of:=[.B46]*[.C4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401 </text:p>
          </table:table-cell>
          <table:table-cell office:value-type="string" calcext:value-type="string">
            <text:p>NCP3170ADR2G</text:p>
          </table:table-cell>
          <table:table-cell office:value-type="string" calcext:value-type="string">
            <text:p><text:a xlink:href="http://www.mouser.fi/ProductDetail/ON-Semiconductor/NCP3170ADR2G/?qs=sGAEpiMZZMubXWjzskHvc9vqwOVbsQe%2F" xlink:type="simple">863-NCP3170ADR2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G6020EP</text:p>
          </table:table-cell>
          <table:table-cell office:value-type="float" office:value="1" calcext:value-type="float">
            <text:p>1</text:p>
          </table:table-cell>
          <table:table-cell table:formula="of:=[.C46]" office:value-type="float" office:value="25" calcext:value-type="float">
            <text:p>25</text:p>
          </table:table-cell>
          <table:table-cell table:formula="of:=[.B47]*[.C4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802 </text:p>
          </table:table-cell>
          <table:table-cell office:value-type="string" calcext:value-type="string">
            <text:p>PMEG6020EPASX</text:p>
          </table:table-cell>
          <table:table-cell office:value-type="string" calcext:value-type="string">
            <text:p><text:a xlink:href="http://www.mouser.fi/ProductDetail/AVX/SD0805S020S1R0/?qs=sGAEpiMZZMtQ8nqTKtFS%2FB%252bvZQIExTNLGf%252b6yqv%2FDOQ%3D" xlink:type="simple">581-SD0805S020S1R0</text:a>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formula="of:=[.C47]" office:value-type="float" office:value="25" calcext:value-type="float">
            <text:p>25</text:p>
          </table:table-cell>
          <table:table-cell table:formula="of:=[.B48]*[.C4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4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formula="of:=[.C48]" office:value-type="float" office:value="25" calcext:value-type="float">
            <text:p>25</text:p>
          </table:table-cell>
          <table:table-cell table:formula="of:=[.B49]*[.C4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501 </text:p>
          </table:table-cell>
          <table:table-cell office:value-type="string" calcext:value-type="string">
            <text:p>HSMH-C170</text:p>
          </table:table-cell>
          <table:table-cell office:value-type="string" calcext:value-type="string">
            <text:p><text:a xlink:href="http://www.mouser.fi/ProductDetail/Kingbright/AP2012EC/?qs=sGAEpiMZZMseGfSY3csMkfJS7xWFNN5nHOYjTU5HAhY%3D" xlink:type="simple">604-AP2012EC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5" calcext:value-type="float">
            <text:p>25</text:p>
          </table:table-cell>
          <table:table-cell table:formula="of:=[.B50]*[.C50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7 </text:p>
          </table:table-cell>
          <table:table-cell office:value-type="string" calcext:value-type="string">
            <text:p>LL3301DF065QJ</text:p>
          </table:table-cell>
          <table:table-cell table:style-name="ce10" office:value-type="string" calcext:value-type="string">
            <text:p>included in 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_PINS</text:p>
          </table:table-cell>
          <table:table-cell office:value-type="float" office:value="1" calcext:value-type="float">
            <text:p>1</text:p>
          </table:table-cell>
          <table:table-cell table:formula="of:=[.C50]" office:value-type="float" office:value="25" calcext:value-type="float">
            <text:p>25</text:p>
          </table:table-cell>
          <table:table-cell table:formula="of:=[.B51]*[.C5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5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5351A</text:p>
          </table:table-cell>
          <table:table-cell office:value-type="float" office:value="1" calcext:value-type="float">
            <text:p>1</text:p>
          </table:table-cell>
          <table:table-cell table:formula="of:=[.C51]" office:value-type="float" office:value="25" calcext:value-type="float">
            <text:p>25</text:p>
          </table:table-cell>
          <table:table-cell table:formula="of:=[.B52]*[.C5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2 </text:p>
          </table:table-cell>
          <table:table-cell office:value-type="string" calcext:value-type="string">
            <text:p>634-SI5351A-B-GT</text:p>
          </table:table-cell>
          <table:table-cell office:value-type="string" calcext:value-type="string">
            <text:p><text:a xlink:href="http://www.mouser.fi/ProductDetail/Silicon-Labs/SI5351A-B-GT/?qs=sGAEpiMZZMsB9HsreUc%252biSNWZ974oawlIREJ5atnpfg%3D" xlink:type="simple">634-SI5351A-B-G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F401</text:p>
          </table:table-cell>
          <table:table-cell office:value-type="float" office:value="1" calcext:value-type="float">
            <text:p>1</text:p>
          </table:table-cell>
          <table:table-cell table:formula="of:=[.C52]" office:value-type="float" office:value="25" calcext:value-type="float">
            <text:p>25</text:p>
          </table:table-cell>
          <table:table-cell table:formula="of:=[.B53]*[.C5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801 </text:p>
          </table:table-cell>
          <table:table-cell office:value-type="string" calcext:value-type="string">
            <text:p>STM32F401RE</text:p>
          </table:table-cell>
          <table:table-cell office:value-type="string" calcext:value-type="string">
            <text:p><text:a xlink:href="http://www.mouser.fi/ProductDetail/STMicroelectronics/STM32F401RET6/?qs=sGAEpiMZZMvfFCidbTccA5nGvJbpOCrApm%2F8pNu4ZCU%3D" xlink:type="simple">511-STM32F401RET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5" calcext:value-type="float">
            <text:p>5</text:p>
          </table:table-cell>
          <table:table-cell table:formula="of:=[.C53]" office:value-type="float" office:value="25" calcext:value-type="float">
            <text:p>25</text:p>
          </table:table-cell>
          <table:table-cell table:formula="of:=[.B54]*[.C54]" office:value-type="float" office:value="125" calcext:value-type="float">
            <text:p>1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2" "SW803" "SW804 </text:p>
          </table:table-cell>
          <table:table-cell office:value-type="string" calcext:value-type="string">
            <text:p>LL3301DF065QJ</text:p>
          </table:table-cell>
          <table:table-cell office:value-type="string" calcext:value-type="string">
            <text:p><text:a xlink:href="http://www.mouser.fi/ProductDetail/E-Switch/LL3301DF065QJ/?qs=sGAEpiMZZMvxtGF7dlGNpqqmTFthXBmf2IHkMbm6UkQ%3D" xlink:type="simple">612-LL3301DF065QJ</text:a></text:p>
          </table:table-cell>
          <table:table-cell/>
          <table:table-cell office:value-type="string" calcext:value-type="string">
            <text:p>Includes RESET and SW_PUSH</text:p>
          </table:table-cell>
        </table:table-row>
        <table:table-row table:style-name="ro1">
          <table:table-cell office:value-type="string" calcext:value-type="string">
            <text:p>SW_PUSH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25" calcext:value-type="float">
            <text:p>25</text:p>
          </table:table-cell>
          <table:table-cell table:formula="of:=[.B55]*[.C55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1 </text:p>
          </table:table-cell>
          <table:table-cell office:value-type="string" calcext:value-type="string">
            <text:p>LL3301DF065QJ</text:p>
          </table:table-cell>
          <table:table-cell table:style-name="ce10" office:value-type="string" calcext:value-type="string">
            <text:p>included in 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 26MHz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25" calcext:value-type="float">
            <text:p>25</text:p>
          </table:table-cell>
          <table:table-cell table:formula="of:=[.B56]*[.C5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C201 </text:p>
          </table:table-cell>
          <table:table-cell office:value-type="string" calcext:value-type="string">
            <text:p>KT2520K26000ZAW18TAS</text:p>
          </table:table-cell>
          <table:table-cell office:value-type="string" calcext:value-type="string">
            <text:p><text:a xlink:href="http://www.mouser.fi/ProductDetail/AVX-Kyocera/KT2520K26000ACW18TAS/?qs=sGAEpiMZZMt8oz%2FHeiymAJuQj90JDo52fsCYmCUNzOhcUY51tUGGqQ%3D%3D" xlink:type="simple">581-KT2520K2ACW18TA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1P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25" calcext:value-type="float">
            <text:p>25</text:p>
          </table:table-cell>
          <table:table-cell table:formula="of:=[.B57]*[.C5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401 </text:p>
          </table:table-cell>
          <table:table-cell/>
          <table:table-cell table:style-name="ce10" office:value-type="string" calcext:value-type="string">
            <text:p>not a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972IDR</text:p>
          </table:table-cell>
          <table:table-cell office:value-type="float" office:value="1" calcext:value-type="float">
            <text:p>1</text:p>
          </table:table-cell>
          <table:table-cell table:formula="of:=[.C57]" office:value-type="float" office:value="25" calcext:value-type="float">
            <text:p>25</text:p>
          </table:table-cell>
          <table:table-cell table:formula="of:=[.B58]*[.C5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603 </text:p>
          </table:table-cell>
          <table:table-cell office:value-type="string" calcext:value-type="string">
            <text:p>TL972IDR</text:p>
          </table:table-cell>
          <table:table-cell office:value-type="string" calcext:value-type="string">
            <text:p><text:a xlink:href="http://www.mouser.fi/ProductDetail/Texas-Instruments/TL972IDR/?qs=sGAEpiMZZMtCHixnSjNA6FPlkgXGBdA%252btAu4iJaSSZ4%3D" xlink:type="simple">595-TL972IDR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ANSFO</text:p>
          </table:table-cell>
          <table:table-cell office:value-type="float" office:value="2" calcext:value-type="float">
            <text:p>2</text:p>
          </table:table-cell>
          <table:table-cell table:formula="of:=[.C58]" office:value-type="float" office:value="25" calcext:value-type="float">
            <text:p>25</text:p>
          </table:table-cell>
          <table:table-cell table:formula="of:=[.B59]*[.C59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302" "T301 </text:p>
          </table:table-cell>
          <table:table-cell/>
          <table:table-cell office:value-type="string" calcext:value-type="string">
            <text:p><text:a xlink:href="http://www.mouser.fi/ProductDetail/Fair-Rite/5943000101/?qs=sGAEpiMZZMs2JV%252bnT%2FvX8PSq2BULPkJL7viP9QLHW3c%3D" xlink:type="simple">623-5943000101</text:a> + home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2</text:p>
          </table:table-cell>
          <table:table-cell office:value-type="float" office:value="2" calcext:value-type="float">
            <text:p>2</text:p>
          </table:table-cell>
          <table:table-cell table:formula="of:=[.C59]" office:value-type="float" office:value="25" calcext:value-type="float">
            <text:p>25</text:p>
          </table:table-cell>
          <table:table-cell table:formula="of:=[.B60]*[.C6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501" "T601 </text:p>
          </table:table-cell>
          <table:table-cell office:value-type="string" calcext:value-type="string">
            <text:p>ETC4-1-2TR</text:p>
          </table:table-cell>
          <table:table-cell table:style-name="ce8" office:value-type="string" calcext:value-type="string">
            <text:p><text:a xlink:href="http://www.mouser.fi/ProductDetail/MACOM/ETC4-1-2TR/?qs=sGAEpiMZZMv0IfuNuy2LUfFAuEasuG0WewyMBtb%252bbGY%3D" xlink:type="simple">937-ETC4-1-2TR</text:a></text:p>
          </table:table-cell>
          <table:table-cell office:value-type="string" calcext:value-type="string">
            <text:p>partcon tarjous</text:p>
          </table:table-cell>
          <table:table-cell/>
        </table:table-row>
        <table:table-row table:style-name="ro1">
          <table:table-cell office:value-type="string" calcext:value-type="string">
            <text:p>TX_SW_WIRE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25" calcext:value-type="float">
            <text:p>25</text:p>
          </table:table-cell>
          <table:table-cell table:formula="of:=[.B61]*[.C61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1 </text:p>
          </table:table-cell>
          <table:table-cell/>
          <table:table-cell table:style-name="ce10" office:value-type="string" calcext:value-type="string">
            <text:p>optional, not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table:formula="of:=[.C61]" office:value-type="float" office:value="25" calcext:value-type="float">
            <text:p>25</text:p>
          </table:table-cell>
          <table:table-cell table:formula="of:=[.B62]*[.C6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3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table:formula="of:=[.C62]" office:value-type="float" office:value="25" calcext:value-type="float">
            <text:p>25</text:p>
          </table:table-cell>
          <table:table-cell table:formula="of:=[.B63]*[.C6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2 </text:p>
          </table:table-cell>
          <table:table-cell office:value-type="string" calcext:value-type="string">
            <text:p>538-67503-1020</text:p>
          </table:table-cell>
          <table:table-cell office:value-type="string" calcext:value-type="string">
            <text:p><text:a xlink:href="http://www.mouser.fi/ProductDetail/Molex/67503-1020/?qs=sGAEpiMZZMulM8LPOQ%252bykzAp4yt8IxVbikY%252bqaGwrrw%3D" xlink:type="simple">538-67503-102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8731</text:p>
          </table:table-cell>
          <table:table-cell office:value-type="float" office:value="2" calcext:value-type="float">
            <text:p>2</text:p>
          </table:table-cell>
          <table:table-cell table:formula="of:=[.C63]" office:value-type="float" office:value="25" calcext:value-type="float">
            <text:p>25</text:p>
          </table:table-cell>
          <table:table-cell table:formula="of:=[.B64]*[.C64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1" "U802 </text:p>
          </table:table-cell>
          <table:table-cell office:value-type="string" calcext:value-type="string">
            <text:p>WM8731SEDS/V</text:p>
          </table:table-cell>
          <table:table-cell office:value-type="string" calcext:value-type="string">
            <text:p><text:a xlink:href="http://www.mouser.fi/ProductDetail/Cirrus-Logic/WM8731SEDS-V/?qs=sGAEpiMZZMthNezIpKscMWquczdXLZMI" xlink:type="simple">238-WM8731SEDS/V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table:formula="of:=[.C64]" office:value-type="float" office:value="25" calcext:value-type="float">
            <text:p>25</text:p>
          </table:table-cell>
          <table:table-cell table:formula="of:=[.B65]*[.C6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6 </text:p>
          </table:table-cell>
          <table:table-cell office:value-type="string" calcext:value-type="string">
            <text:p>EN12-HS22AF20</text:p>
          </table:table-cell>
          <table:table-cell office:value-type="string" calcext:value-type="string">
            <text:p><text:a xlink:href="http://www.mouser.fi/ProductDetail/BI-Technologies-TT-Electronics/EN12-HS22AF20/?qs=sGAEpiMZZMsxrE3%2FjuL54L65amPBYCMW" xlink:type="simple">858-EN12-HS22AF2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25" calcext:value-type="float">
            <text:p>25</text:p>
          </table:table-cell>
          <table:table-cell table:formula="of:=[.B66]*[.C66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2 </text:p>
          </table:table-cell>
          <table:table-cell/>
          <table:table-cell table:style-name="ce10" office:value-type="string" calcext:value-type="string">
            <text:p>not in current layou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3">
          <table:table-cell table:style-name="ce1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.00.0000</text:date>, <text:time style:data-style-name="N2" text:time-value="19:59:44.902987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23:06:22.086865993</dc:date>
    <meta:editing-duration>PT4H22M56S</meta:editing-duration>
    <meta:editing-cycles>32</meta:editing-cycles>
    <meta:generator>LibreOffice/5.0.3.2$Linux_X86_64 LibreOffice_project/00m0$Build-2</meta:generator>
    <meta:document-statistic meta:table-count="1" meta:cell-count="593" meta:object-count="0"/>
  </office:meta>
</office:document-meta>
</file>